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mands" style:family="table">
      <style:table-properties style:width="7.4972in" table:align="left"/>
    </style:style>
    <style:style style:name="Commands.A" style:family="table-column">
      <style:table-column-properties style:column-width="0.6896in"/>
    </style:style>
    <style:style style:name="Commands.B" style:family="table-column">
      <style:table-column-properties style:column-width="2.1861in"/>
    </style:style>
    <style:style style:name="Commands.C" style:family="table-column">
      <style:table-column-properties style:column-width="4.6215in"/>
    </style:style>
    <style:style style:name="Command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mands.C1" style:family="table-cell">
      <style:table-cell-properties fo:padding="0.0382in" fo:border="0.05pt solid #000000"/>
    </style:style>
    <style:style style:name="Commands.A2" style:family="table-cell">
      <style:table-cell-properties fo:padding="0.0382in" fo:border-left="0.05pt solid #000000" fo:border-right="none" fo:border-top="none" fo:border-bottom="0.05pt solid #000000"/>
    </style:style>
    <style:style style:name="Command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34c6" officeooo:paragraph-rsid="000134c6"/>
    </style:style>
    <style:style style:name="P2" style:family="paragraph" style:parent-style-name="Standard">
      <style:paragraph-properties fo:text-align="center" style:justify-single-word="false"/>
      <style:text-properties officeooo:rsid="000134c6" officeooo:paragraph-rsid="000134c6"/>
    </style:style>
    <style:style style:name="P3" style:family="paragraph" style:parent-style-name="Standard">
      <style:text-properties officeooo:rsid="000134c6" officeooo:paragraph-rsid="000f3595"/>
    </style:style>
    <style:style style:name="P4" style:family="paragraph" style:parent-style-name="Standard">
      <style:text-properties officeooo:rsid="000134c6" officeooo:paragraph-rsid="00182a63"/>
    </style:style>
    <style:style style:name="P5" style:family="paragraph" style:parent-style-name="Standard">
      <style:text-properties officeooo:rsid="000134c6" officeooo:paragraph-rsid="00215845"/>
    </style:style>
    <style:style style:name="P6" style:family="paragraph" style:parent-style-name="Standard">
      <style:text-properties officeooo:rsid="000509eb" officeooo:paragraph-rsid="000509eb"/>
    </style:style>
    <style:style style:name="P7" style:family="paragraph" style:parent-style-name="Standard">
      <style:text-properties officeooo:rsid="000509eb" officeooo:paragraph-rsid="001d300f"/>
    </style:style>
    <style:style style:name="P8" style:family="paragraph" style:parent-style-name="Standard">
      <style:text-properties officeooo:rsid="000509eb" officeooo:paragraph-rsid="001f6fad"/>
    </style:style>
    <style:style style:name="P9" style:family="paragraph" style:parent-style-name="Standard">
      <style:text-properties officeooo:rsid="0002e97c" officeooo:paragraph-rsid="000134c6"/>
    </style:style>
    <style:style style:name="P10" style:family="paragraph" style:parent-style-name="Standard">
      <style:text-properties officeooo:rsid="000b5a3d" officeooo:paragraph-rsid="000b5a3d"/>
    </style:style>
    <style:style style:name="P11" style:family="paragraph" style:parent-style-name="Standard">
      <style:text-properties officeooo:rsid="000b5a3d" officeooo:paragraph-rsid="002457d4"/>
    </style:style>
    <style:style style:name="P12" style:family="paragraph" style:parent-style-name="Standard">
      <style:text-properties officeooo:rsid="000b5a3d" officeooo:paragraph-rsid="00279166"/>
    </style:style>
    <style:style style:name="P13" style:family="paragraph" style:parent-style-name="Standard">
      <style:text-properties officeooo:rsid="000b5a3d" officeooo:paragraph-rsid="002b4c91"/>
    </style:style>
    <style:style style:name="P14" style:family="paragraph" style:parent-style-name="Standard">
      <style:text-properties officeooo:rsid="000b5a3d" officeooo:paragraph-rsid="002c79f2"/>
    </style:style>
    <style:style style:name="P15" style:family="paragraph" style:parent-style-name="Standard">
      <style:text-properties officeooo:rsid="000f3595" officeooo:paragraph-rsid="000b5a3d"/>
    </style:style>
    <style:style style:name="P16" style:family="paragraph" style:parent-style-name="Standard">
      <style:text-properties officeooo:rsid="000f3595" officeooo:paragraph-rsid="00261dd2"/>
    </style:style>
    <style:style style:name="P17" style:family="paragraph" style:parent-style-name="Standard">
      <style:text-properties officeooo:rsid="000f994f" officeooo:paragraph-rsid="001d300f"/>
    </style:style>
    <style:style style:name="P18" style:family="paragraph" style:parent-style-name="Standard">
      <style:text-properties officeooo:rsid="001dda1e" officeooo:paragraph-rsid="000b5a3d"/>
    </style:style>
    <style:style style:name="P19" style:family="paragraph" style:parent-style-name="Standard">
      <style:text-properties officeooo:rsid="001f6fad" officeooo:paragraph-rsid="001f6fad"/>
    </style:style>
    <style:style style:name="P20" style:family="paragraph" style:parent-style-name="Standard">
      <style:text-properties officeooo:rsid="00215845" officeooo:paragraph-rsid="00215845"/>
    </style:style>
    <style:style style:name="P21" style:family="paragraph" style:parent-style-name="Standard">
      <style:text-properties officeooo:rsid="00279166" officeooo:paragraph-rsid="00279166"/>
    </style:style>
    <style:style style:name="P22" style:family="paragraph" style:parent-style-name="Standard">
      <style:text-properties officeooo:rsid="00279166" officeooo:paragraph-rsid="002c79f2"/>
    </style:style>
    <style:style style:name="P23" style:family="paragraph" style:parent-style-name="Standard">
      <style:text-properties officeooo:rsid="00279166" officeooo:paragraph-rsid="002dd0cc"/>
    </style:style>
    <style:style style:name="P24" style:family="paragraph" style:parent-style-name="Standard">
      <style:text-properties officeooo:rsid="002457d4" officeooo:paragraph-rsid="002457d4"/>
    </style:style>
    <style:style style:name="P25" style:family="paragraph" style:parent-style-name="Standard">
      <style:text-properties officeooo:rsid="002c79f2" officeooo:paragraph-rsid="00261dd2"/>
    </style:style>
    <style:style style:name="P26" style:family="paragraph" style:parent-style-name="Standard">
      <style:text-properties officeooo:rsid="002f4c61" officeooo:paragraph-rsid="002f4c61"/>
    </style:style>
    <style:style style:name="P27" style:family="paragraph" style:parent-style-name="Standard">
      <style:paragraph-properties fo:break-before="page"/>
      <style:text-properties officeooo:rsid="00215845" officeooo:paragraph-rsid="00215845"/>
    </style:style>
    <style:style style:name="P28" style:family="paragraph" style:parent-style-name="Table_20_Contents">
      <style:text-properties officeooo:rsid="00215845" officeooo:paragraph-rsid="00215845"/>
    </style:style>
    <style:style style:name="P29" style:family="paragraph" style:parent-style-name="Table_20_Contents">
      <style:text-properties officeooo:rsid="00215845" officeooo:paragraph-rsid="002f4c61"/>
    </style:style>
    <style:style style:name="P30" style:family="paragraph" style:parent-style-name="Table_20_Contents">
      <style:text-properties officeooo:rsid="00215845" officeooo:paragraph-rsid="003146c0"/>
    </style:style>
    <style:style style:name="P31" style:family="paragraph" style:parent-style-name="Table_20_Contents">
      <style:text-properties officeooo:rsid="0021d427" officeooo:paragraph-rsid="0021d427"/>
    </style:style>
    <style:style style:name="P32" style:family="paragraph" style:parent-style-name="Table_20_Contents">
      <style:text-properties officeooo:rsid="002a1965" officeooo:paragraph-rsid="002a1965"/>
    </style:style>
    <style:style style:name="P33" style:family="paragraph" style:parent-style-name="Table_20_Contents">
      <style:text-properties officeooo:rsid="002a1965" officeooo:paragraph-rsid="0021d427"/>
    </style:style>
    <style:style style:name="P34" style:family="paragraph" style:parent-style-name="Table_20_Contents">
      <style:text-properties officeooo:rsid="0033a57c" officeooo:paragraph-rsid="0033a57c"/>
    </style:style>
    <style:style style:name="P35" style:family="paragraph" style:parent-style-name="Table_20_Contents">
      <style:text-properties officeooo:rsid="003563f1" officeooo:paragraph-rsid="003563f1"/>
    </style:style>
    <style:style style:name="P36" style:family="paragraph" style:parent-style-name="Table_20_Contents">
      <style:text-properties officeooo:rsid="0035feca" officeooo:paragraph-rsid="0035feca"/>
    </style:style>
    <style:style style:name="T1" style:family="text">
      <style:text-properties officeooo:rsid="0002e97c"/>
    </style:style>
    <style:style style:name="T2" style:family="text">
      <style:text-properties officeooo:rsid="000509eb"/>
    </style:style>
    <style:style style:name="T3" style:family="text">
      <style:text-properties officeooo:rsid="00081308"/>
    </style:style>
    <style:style style:name="T4" style:family="text">
      <style:text-properties officeooo:rsid="000a43dc"/>
    </style:style>
    <style:style style:name="T5" style:family="text">
      <style:text-properties officeooo:rsid="000b5a3d"/>
    </style:style>
    <style:style style:name="T6" style:family="text">
      <style:text-properties officeooo:rsid="000d02dc"/>
    </style:style>
    <style:style style:name="T7" style:family="text">
      <style:text-properties officeooo:rsid="000f3595"/>
    </style:style>
    <style:style style:name="T8" style:family="text">
      <style:text-properties style:text-position="sub 58%" officeooo:rsid="000f3595"/>
    </style:style>
    <style:style style:name="T9" style:family="text">
      <style:text-properties style:text-position="sub 58%" officeooo:rsid="000f3595" style:font-size-asian="10.5pt"/>
    </style:style>
    <style:style style:name="T10" style:family="text">
      <style:text-properties officeooo:rsid="000f994f"/>
    </style:style>
    <style:style style:name="T11" style:family="text">
      <style:text-properties officeooo:rsid="00159555"/>
    </style:style>
    <style:style style:name="T12" style:family="text">
      <style:text-properties officeooo:rsid="001659be"/>
    </style:style>
    <style:style style:name="T13" style:family="text">
      <style:text-properties officeooo:rsid="00182a63"/>
    </style:style>
    <style:style style:name="T14" style:family="text">
      <style:text-properties officeooo:rsid="001d300f"/>
    </style:style>
    <style:style style:name="T15" style:family="text">
      <style:text-properties officeooo:rsid="001dda1e"/>
    </style:style>
    <style:style style:name="T16" style:family="text">
      <style:text-properties officeooo:rsid="001f6fad"/>
    </style:style>
    <style:style style:name="T17" style:family="text">
      <style:text-properties officeooo:rsid="00215845"/>
    </style:style>
    <style:style style:name="T18" style:family="text">
      <style:text-properties officeooo:rsid="002457d4"/>
    </style:style>
    <style:style style:name="T19" style:family="text">
      <style:text-properties officeooo:rsid="00261dd2"/>
    </style:style>
    <style:style style:name="T20" style:family="text">
      <style:text-properties officeooo:rsid="0029262e"/>
    </style:style>
    <style:style style:name="T21" style:family="text">
      <style:text-properties officeooo:rsid="002a1965"/>
    </style:style>
    <style:style style:name="T22" style:family="text">
      <style:text-properties officeooo:rsid="002c79f2"/>
    </style:style>
    <style:style style:name="T23" style:family="text">
      <style:text-properties officeooo:rsid="002dd0cc"/>
    </style:style>
    <style:style style:name="T24" style:family="text">
      <style:text-properties officeooo:rsid="002f4c61"/>
    </style:style>
    <style:style style:name="T25" style:family="text">
      <style:text-properties style:text-position="super 58%" officeooo:rsid="002f4c61"/>
    </style:style>
    <style:style style:name="T26" style:family="text">
      <style:text-properties officeooo:rsid="002fbc57"/>
    </style:style>
    <style:style style:name="T27" style:family="text">
      <style:text-properties officeooo:rsid="003563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ttery Programmer Box</text:p>
      <text:p text:style-name="Standard"/>
      <text:p text:style-name="Standard"/>
      <text:p text:style-name="P1">1. Overview</text:p>
      <text:p text:style-name="P1"><text:tab/>The Battery Programmer Box will allow for the programming and reading/verifying of most Zebra batteries. It will also be able to decode the data in most battery packs into human readable form. <text:span text:style-name="T6">Versions for use in factory settings to program packs are also planed.</text:span></text:p>
      <text:p text:style-name="P1"/>
      <text:p text:style-name="P5"><text:span text:style-name="T17">2</text:span>. Features <text:span text:style-name="T7">for initial release</text:span></text:p>
      <text:p text:style-name="P1"><text:tab/>a. Simple serial interface over USB</text:p>
      <text:p text:style-name="P1"><text:tab/>b. Compatible with Windows, Mac OS, and Linux.</text:p>
      <text:p text:style-name="P1"><text:tab/>c. <text:span text:style-name="T1">Compatible with various battery I2C voltage levels.</text:span></text:p>
      <text:p text:style-name="P1"><text:tab/><text:tab/><text:span text:style-name="T7">I2C pull up voltage configurable to 5V, 3.3V, and V</text:span><text:span text:style-name="T8">batt</text:span><text:span text:style-name="T7">. (V</text:span><text:span text:style-name="T9">batt</text:span><text:span text:style-name="T7"> can be measured)</text:span></text:p>
      <text:p text:style-name="P4"><text:tab/><text:tab/><text:span text:style-name="T13">I2C pull ups configurable to 2.3K, 2.9K, 3.4K, 4K, 5.1K, 6.8K, and 10K.</text:span></text:p>
      <text:p text:style-name="P9"><text:tab/>d. Supports standard I2C clock, buffered clock drive, and muxed clock drive.</text:p>
      <text:p text:style-name="P1"><text:tab/><text:span text:style-name="T1">e. Support for all Zebra EEPROM sizes/addresses</text:span></text:p>
      <text:p text:style-name="P1"><text:tab/><text:span text:style-name="T7">f. Ability to check for a valid authentication IC. (Fully validate starting w/Zebra root key)</text:span></text:p>
      <text:p text:style-name="P3"><text:tab/><text:span text:style-name="T7">g. Support for reading/writing authentication IC EEPROM slot 8.</text:span></text:p>
      <text:p text:style-name="P3"><text:tab/><text:span text:style-name="T7">h. Support for read/write hex files between EEPROM/Authentication IC EEPROM <text:s/>and SD card.</text:span></text:p>
      <text:p text:style-name="P3"><text:tab/><text:span text:style-name="T27">i. Support for “updating” battery data. Do not change serial number, date made, etc.. <text:s/>See section 7.</text:span></text:p>
      <text:p text:style-name="P3"><text:tab/><text:span text:style-name="T27">j. Display some battery data in human readable form.</text:span></text:p>
      <text:p text:style-name="P3"/>
      <text:p text:style-name="P6"><text:span text:style-name="T17">3</text:span>. <text:span text:style-name="T3">Batteries</text:span> <text:span text:style-name="T4">initially </text:span>supported</text:p>
      <text:p text:style-name="P6"><text:tab/>a. MPA2/MPA3 Smart battery</text:p>
      <text:p text:style-name="P6"><text:tab/>b. MPA3 Gifted battery <text:span text:style-name="T7">(MC18, Rogue, Frenzy)</text:span></text:p>
      <text:p text:style-name="P6"><text:tab/>c. Pollux battery</text:p>
      <text:p text:style-name="P6"><text:tab/>d. Falcon/IronMan Battery</text:p>
      <text:p text:style-name="P1"><text:tab/><text:span text:style-name="T2">e. Hawkeye Battery</text:span></text:p>
      <text:p text:style-name="P1"><text:tab/><text:span text:style-name="T12">f. Sentry Battery</text:span></text:p>
      <text:p text:style-name="P1"><text:tab/><text:span text:style-name="T27">g. Beast battery</text:span></text:p>
      <text:p text:style-name="P1"/>
      <text:p text:style-name="P6"><text:span text:style-name="T17">4</text:span>. Hardware</text:p>
      <text:p text:style-name="P6"><text:tab/>a. Based on <text:span text:style-name="T5">Arduino Mega R3 board.</text:span></text:p>
      <text:p text:style-name="P7"><text:tab/><text:span text:style-name="T10">b. Custom Arduino shield</text:span></text:p>
      <text:p text:style-name="P17"><text:tab/><text:tab/>Analog mux for pull up voltage selection</text:p>
      <text:p text:style-name="P17"><text:tab/><text:tab/>Analog switches for pull up resistor selection</text:p>
      <text:p text:style-name="P8"><text:tab/><text:tab/><text:span text:style-name="T16">Analog switches for clock buffer selection</text:span></text:p>
      <text:p text:style-name="P19"><text:tab/><text:tab/>Clock buffer drive circuit</text:p>
      <text:p text:style-name="P7"><text:tab/><text:tab/><text:span text:style-name="T14">SD card interface (Based on standard Arduino SD card interface)</text:span></text:p>
      <text:p text:style-name="P7"><text:tab/><text:span text:style-name="T16">c. 3D printed case.</text:span></text:p>
      <text:p text:style-name="P7"/>
      <text:p text:style-name="P10"><text:span text:style-name="T17">5</text:span>. Enhancements after initial release</text:p>
      <text:p text:style-name="P10"><text:tab/>a. Windows based graphical UI.</text:p>
      <text:p text:style-name="P10"><text:tab/><text:span text:style-name="T7">b. Read Authentication IC OTP area.</text:span></text:p>
      <text:p text:style-name="P15"><text:tab/>c. Decode <text:span text:style-name="T27">all </text:span>battery data into human readable form. <text:span text:style-name="T11">(Only when using Windows UI)</text:span></text:p>
      <text:p text:style-name="P18"><text:tab/>d. Add support for this into Wasath’s EEPROM programs.</text:p>
      <text:p text:style-name="P15"><text:tab/><text:span text:style-name="T15">e. Version for use in pack maker factory.</text:span></text:p>
      <text:p text:style-name="P10"/>
      <text:p text:style-name="P10"/>
      <text:p text:style-name="P1"/>
      <text:p text:style-name="P1"/>
      <text:p text:style-name="P1"/>
      <text:p text:style-name="P27">6. Commands</text:p>
      <text:p text:style-name="P20"/>
      <table:table table:name="Commands" table:style-name="Commands">
        <table:table-column table:style-name="Commands.A"/>
        <table:table-column table:style-name="Commands.B"/>
        <table:table-column table:style-name="Commands.C"/>
        <table:table-row>
          <table:table-cell table:style-name="Commands.A1" office:value-type="string">
            <text:p text:style-name="P28">Cmd</text:p>
          </table:table-cell>
          <table:table-cell table:style-name="Commands.A1" office:value-type="string">
            <text:p text:style-name="P28">Function</text:p>
          </table:table-cell>
          <table:table-cell table:style-name="Commands.C1" office:value-type="string">
            <text:p text:style-name="P28">Notes</text:p>
          </table:table-cell>
        </table:table-row>
        <table:table-row>
          <table:table-cell table:style-name="Commands.A2" office:value-type="string">
            <text:p text:style-name="P32">B</text:p>
          </table:table-cell>
          <table:table-cell table:style-name="Commands.A2" office:value-type="string">
            <text:p text:style-name="P31">Select battery type</text:p>
          </table:table-cell>
          <table:table-cell table:style-name="Commands.C2" office:value-type="string">
            <text:p text:style-name="P31">Pick the type of battery, must be done before other operations.</text:p>
          </table:table-cell>
        </table:table-row>
        <table:table-row>
          <table:table-cell table:style-name="Commands.A2" office:value-type="string">
            <text:p text:style-name="P28">R<text:span text:style-name="T24">(E|A)</text:span><text:span text:style-name="T25">1</text:span></text:p>
          </table:table-cell>
          <table:table-cell table:style-name="Commands.A2" office:value-type="string">
            <text:p text:style-name="P28">Read battery data into buffer</text:p>
          </table:table-cell>
          <table:table-cell table:style-name="Commands.C2" office:value-type="string">
            <text:p text:style-name="P28">Reads entire battery data storage. </text:p>
          </table:table-cell>
        </table:table-row>
        <table:table-row>
          <table:table-cell table:style-name="Commands.A2" office:value-type="string">
            <text:p text:style-name="P29">W<text:span text:style-name="T24">(E|A)</text:span><text:span text:style-name="T25">1</text:span></text:p>
          </table:table-cell>
          <table:table-cell table:style-name="Commands.A2" office:value-type="string">
            <text:p text:style-name="P28">Write battery data from buffer</text:p>
          </table:table-cell>
          <table:table-cell table:style-name="Commands.C2" office:value-type="string">
            <text:p text:style-name="P28">Overwrites entire battery data storage</text:p>
            <text:p text:style-name="P28">Verifies after write</text:p>
          </table:table-cell>
        </table:table-row>
        <table:table-row>
          <table:table-cell table:style-name="Commands.A2" office:value-type="string">
            <text:p text:style-name="P29">U<text:span text:style-name="T24">(E|A)</text:span><text:span text:style-name="T25">1</text:span></text:p>
          </table:table-cell>
          <table:table-cell table:style-name="Commands.A2" office:value-type="string">
            <text:p text:style-name="P28">Update battery from buffer</text:p>
          </table:table-cell>
          <table:table-cell table:style-name="Commands.C2" office:value-type="string">
            <text:p text:style-name="P28">Only overwrites fixed data, does not change values set at manufacture</text:p>
            <text:p text:style-name="P28">Verifies after write. <text:span text:style-name="T21">(See section 7 below)</text:span></text:p>
          </table:table-cell>
        </table:table-row>
        <table:table-row>
          <table:table-cell table:style-name="Commands.A2" office:value-type="string">
            <text:p text:style-name="P30">V<text:span text:style-name="T24">(E|A)</text:span><text:span text:style-name="T25">1</text:span></text:p>
          </table:table-cell>
          <table:table-cell table:style-name="Commands.A2" office:value-type="string">
            <text:p text:style-name="P28">Verify battery against buffer</text:p>
          </table:table-cell>
          <table:table-cell table:style-name="Commands.C2" office:value-type="string">
            <text:p text:style-name="P28">Checks entire battery storage against buffer</text:p>
          </table:table-cell>
        </table:table-row>
        <table:table-row>
          <table:table-cell table:style-name="Commands.A2" office:value-type="string">
            <text:p text:style-name="P31">E</text:p>
          </table:table-cell>
          <table:table-cell table:style-name="Commands.A2" office:value-type="string">
            <text:p text:style-name="P31">Erase buffer</text:p>
          </table:table-cell>
          <table:table-cell table:style-name="Commands.C2" office:value-type="string">
            <text:p text:style-name="P31">Flush buffer to all 0xff’s</text:p>
          </table:table-cell>
        </table:table-row>
        <table:table-row>
          <table:table-cell table:style-name="Commands.A2" office:value-type="string">
            <text:p text:style-name="P31">L</text:p>
          </table:table-cell>
          <table:table-cell table:style-name="Commands.A2" office:value-type="string">
            <text:p text:style-name="P31">Load hex file into buffer</text:p>
          </table:table-cell>
          <table:table-cell table:style-name="Commands.C2" office:value-type="string">
            <text:p text:style-name="P31">Loads hex file from com port. Does NOT clear buffer first.</text:p>
          </table:table-cell>
        </table:table-row>
        <table:table-row>
          <table:table-cell table:style-name="Commands.A2" office:value-type="string">
            <text:p text:style-name="P32">D</text:p>
          </table:table-cell>
          <table:table-cell table:style-name="Commands.A2" office:value-type="string">
            <text:p text:style-name="P32">Dump hex file from buffer</text:p>
          </table:table-cell>
          <table:table-cell table:style-name="Commands.C2" office:value-type="string">
            <text:p text:style-name="P32">Dumps a hex file out the serial port from the buffer.</text:p>
          </table:table-cell>
        </table:table-row>
        <table:table-row>
          <table:table-cell table:style-name="Commands.A2" office:value-type="string">
            <text:p text:style-name="P34">DPP</text:p>
          </table:table-cell>
          <table:table-cell table:style-name="Commands.A2" office:value-type="string">
            <text:p text:style-name="P34">Display PP Data</text:p>
          </table:table-cell>
          <table:table-cell table:style-name="Commands.C2" office:value-type="string">
            <text:p text:style-name="P34">Displays PP data in human readable form</text:p>
          </table:table-cell>
        </table:table-row>
        <table:table-row>
          <table:table-cell table:style-name="Commands.A2" office:value-type="string">
            <text:p text:style-name="P34">DPP+</text:p>
          </table:table-cell>
          <table:table-cell table:style-name="Commands.A2" office:value-type="string">
            <text:p text:style-name="P34">Display PP+ Data</text:p>
          </table:table-cell>
          <table:table-cell table:style-name="Commands.C2" office:value-type="string">
            <text:p text:style-name="P34">Displays PP+ data in human readable form</text:p>
          </table:table-cell>
        </table:table-row>
        <table:table-row>
          <table:table-cell table:style-name="Commands.A2" office:value-type="string">
            <text:p text:style-name="P36">DGG</text:p>
          </table:table-cell>
          <table:table-cell table:style-name="Commands.A2" office:value-type="string">
            <text:p text:style-name="P36">Display Gas Gauge registers</text:p>
          </table:table-cell>
          <table:table-cell table:style-name="Commands.C2" office:value-type="string">
            <text:p text:style-name="P36">Displays data from the gas gauge registers in human readable form</text:p>
          </table:table-cell>
        </table:table-row>
        <table:table-row>
          <table:table-cell table:style-name="Commands.A2" office:value-type="string">
            <text:p text:style-name="P36">DGGH</text:p>
          </table:table-cell>
          <table:table-cell table:style-name="Commands.A2" office:value-type="string">
            <text:p text:style-name="P36">Display GG registers in Hex</text:p>
          </table:table-cell>
          <table:table-cell table:style-name="Commands.C2" office:value-type="string">
            <text:p text:style-name="P36">Displays data from all the gas gauge registers in hex</text:p>
          </table:table-cell>
        </table:table-row>
        <table:table-row>
          <table:table-cell table:style-name="Commands.A2" office:value-type="string">
            <text:p text:style-name="P31">F</text:p>
          </table:table-cell>
          <table:table-cell table:style-name="Commands.A2" office:value-type="string">
            <text:p text:style-name="P31">Load buffer from file on SD card</text:p>
          </table:table-cell>
          <table:table-cell table:style-name="Commands.C2" office:value-type="string">
            <text:p text:style-name="P31"><text:span text:style-name="T21">Loads a hex file from the SD card. </text:span>Does NOT clear buffer first.</text:p>
          </table:table-cell>
        </table:table-row>
        <table:table-row>
          <table:table-cell table:style-name="Commands.A2" office:value-type="string">
            <text:p text:style-name="P31">S</text:p>
          </table:table-cell>
          <table:table-cell table:style-name="Commands.A2" office:value-type="string">
            <text:p text:style-name="P31">Save buffer to file on SD card</text:p>
          </table:table-cell>
          <table:table-cell table:style-name="Commands.C2" office:value-type="string">
            <text:p text:style-name="P32">Writes a hex file of the buffer to the SD card.</text:p>
          </table:table-cell>
        </table:table-row>
        <table:table-row>
          <table:table-cell table:style-name="Commands.A2" office:value-type="string">
            <text:p text:style-name="P31">C</text:p>
          </table:table-cell>
          <table:table-cell table:style-name="Commands.A2" office:value-type="string">
            <text:p text:style-name="P31">Directory of SD card</text:p>
          </table:table-cell>
          <table:table-cell table:style-name="Commands.C2" office:value-type="string">
            <text:p text:style-name="P31">Display contents of the SD card.</text:p>
          </table:table-cell>
        </table:table-row>
        <table:table-row>
          <table:table-cell table:style-name="Commands.A2" office:value-type="string">
            <text:p text:style-name="P32">A</text:p>
          </table:table-cell>
          <table:table-cell table:style-name="Commands.A2" office:value-type="string">
            <text:p text:style-name="P33">Authenticate Battery</text:p>
          </table:table-cell>
          <table:table-cell table:style-name="Commands.C2" office:value-type="string">
            <text:p text:style-name="P32">Performs a full authentication on the battery auth chip.</text:p>
          </table:table-cell>
        </table:table-row>
        <table:table-row>
          <table:table-cell table:style-name="Commands.A2" office:value-type="string">
            <text:p text:style-name="P35">P</text:p>
          </table:table-cell>
          <table:table-cell table:style-name="Commands.A2" office:value-type="string">
            <text:p text:style-name="P35">Validate Battery</text:p>
          </table:table-cell>
          <table:table-cell table:style-name="Commands.C2" office:value-type="string">
            <text:p text:style-name="P35">Perform battery data validation (Check checksums, etc..)</text:p>
          </table:table-cell>
        </table:table-row>
      </table:table>
      <text:p text:style-name="P26">1. E or A specif<text:span text:style-name="T26">ies</text:span> which device EEPROM/Auth chip to read/write.</text:p>
      <text:p text:style-name="P24"/>
      <text:p text:style-name="P11"><text:span text:style-name="T18">7</text:span>. <text:span text:style-name="T18">Update battery function</text:span></text:p>
      <text:p text:style-name="P11"><text:tab/>a. <text:span text:style-name="T18">For PP+ data the following is done:</text:span></text:p>
      <text:p text:style-name="P11"><text:tab/><text:tab/><text:span text:style-name="T18">The data blocks 0-2 is copied over from the new data.</text:span></text:p>
      <text:p text:style-name="P11"><text:tab/><text:tab/><text:span text:style-name="T18">The data in blocks 3-7 is left untouched. (Dynamic blocks)</text:span></text:p>
      <text:p text:style-name="P11"><text:tab/><text:tab/><text:span text:style-name="T18">The data in blocks 8-14 is copied from the new data.</text:span></text:p>
      <text:p text:style-name="P13"><text:tab/><text:tab/><text:span text:style-name="T18">The data in blocks 15-16 is left untouched. (Cell identifying data)</text:span></text:p>
      <text:p text:style-name="P13"><text:tab/><text:tab/><text:span text:style-name="T18">The data in blocks 17-31 (25 for auth chip data) is copied from the new data.</text:span></text:p>
      <text:p text:style-name="P13"/>
      <text:p text:style-name="P11"><text:tab/><text:span text:style-name="T7">b. For Pollux data the following is done:</text:span></text:p>
      <text:p text:style-name="P11"><text:tab/><text:tab/><text:span text:style-name="T18">The format revision byte will be updated, only values 0-3 are supported.</text:span></text:p>
      <text:p text:style-name="P11"><text:tab/><text:tab/><text:span text:style-name="T22">Bytes 2-12 will be left untouched. (Part number, rev, serial number, date made)</text:span></text:p>
      <text:p text:style-name="P12"><text:tab/><text:tab/><text:span text:style-name="T22">Bytes 13-239 will be updated.</text:span></text:p>
      <text:p text:style-name="P21"><text:tab/><text:tab/>The checksum at byte 0 will be updated.</text:p>
      <text:p text:style-name="P21"><text:tab/><text:tab/><text:span text:style-name="T22">B</text:span>ytes 240-2<text:span text:style-name="T20">5</text:span>2 will be left untouched. (aggregate charge)</text:p>
      <text:p text:style-name="P12"><text:tab/><text:tab/><text:span text:style-name="T22">Bytes 253-295 will be updated.</text:span></text:p>
      <text:p text:style-name="P21"><text:tab/><text:tab/><text:span text:style-name="T22">B</text:span>ytes 296-323 will be left untouched. (<text:span text:style-name="T20">Health, part number</text:span>)</text:p>
      <text:p text:style-name="P21"><text:tab/><text:tab/><text:span text:style-name="T22">Bytes 324-511 will be updated.</text:span></text:p>
      <text:p text:style-name="P12"/>
      <text:p text:style-name="P16"><text:soft-page-break/><text:tab/>c. <text:span text:style-name="T19">Devices that have both types of data, Falcon, IronMan, etc. will have both sets of changes applied.</text:span></text:p>
      <text:p text:style-name="P16"/>
      <text:p text:style-name="P25"><text:tab/>d. For Hawkeye data the following is done:</text:p>
      <text:p text:style-name="P14"><text:tab/><text:tab/><text:span text:style-name="T18">The format revision byte will be updated, only values 0-3 are supported.</text:span></text:p>
      <text:p text:style-name="P14"><text:tab/><text:tab/><text:span text:style-name="T22">Bytes 4-39 will be left untouched. (Part number, rev, serial number, date made)</text:span></text:p>
      <text:p text:style-name="P14"><text:tab/><text:tab/><text:span text:style-name="T22">Bytes 40-199 will be updated.</text:span></text:p>
      <text:p text:style-name="P22"><text:tab/><text:tab/>The checksum at byte 0 will be updated.</text:p>
      <text:p text:style-name="P22"><text:tab/><text:tab/><text:span text:style-name="T22">B</text:span>ytes 2<text:span text:style-name="T22">01-215</text:span> will be left untouched. (aggregate charge)</text:p>
      <text:p text:style-name="P22"><text:tab/><text:tab/><text:span text:style-name="T22">Bytes 216-251 will be updated.</text:span></text:p>
      <text:p text:style-name="P23"><text:tab/><text:tab/><text:span text:style-name="T22">B</text:span>ytes <text:span text:style-name="T23">252</text:span>-<text:span text:style-name="T23">259</text:span> will be left untouched. (<text:span text:style-name="T20">Health</text:span>)</text:p>
      <text:p text:style-name="P23"><text:tab/><text:tab/><text:span text:style-name="T22">Bytes 260-415 will be updated.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9:25:48.527000000</meta:creation-date>
    <dc:date>2018-03-08T11:14:26.958000000</dc:date>
    <meta:editing-duration>PT14H47M59S</meta:editing-duration>
    <meta:editing-cycles>30</meta:editing-cycles>
    <meta:generator>LibreOffice/5.2.1.2$Windows_x86 LibreOffice_project/31dd62db80d4e60af04904455ec9c9219178d620</meta:generator>
    <meta:document-statistic meta:table-count="1" meta:image-count="0" meta:object-count="0" meta:page-count="3" meta:paragraph-count="123" meta:word-count="805" meta:character-count="4769" meta:non-whitespace-character-count="3998"/>
  </office:meta>
</office:document-meta>
</file>